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fc4e5" style:font-size-asian="16pt" style:font-size-complex="16pt"/>
    </style:style>
    <style:style style:name="P2" style:family="paragraph" style:parent-style-name="Standard">
      <style:text-properties fo:font-size="16pt" officeooo:rsid="001fc4e5" officeooo:paragraph-rsid="001fc4e5" style:font-size-asian="16pt" style:font-size-complex="16pt"/>
    </style:style>
    <style:style style:name="P3" style:family="paragraph" style:parent-style-name="Standard">
      <style:text-properties fo:font-size="16pt" officeooo:rsid="001fc4e5" officeooo:paragraph-rsid="002161f3" style:font-size-asian="16pt" style:font-size-complex="16pt"/>
    </style:style>
    <style:style style:name="P4" style:family="paragraph" style:parent-style-name="Standard">
      <style:text-properties fo:font-size="16pt" officeooo:rsid="002161f3" officeooo:paragraph-rsid="002161f3" style:font-size-asian="16pt" style:font-size-complex="16pt"/>
    </style:style>
    <style:style style:name="P5" style:family="paragraph" style:parent-style-name="Standard" style:list-style-name="WW8Num1">
      <style:text-properties fo:font-size="16pt" officeooo:rsid="002161f3" officeooo:paragraph-rsid="002161f3" style:font-size-asian="16pt" style:font-size-complex="16pt"/>
    </style:style>
    <style:style style:name="P6" style:family="paragraph" style:parent-style-name="Standard" style:list-style-name="WW8Num1">
      <style:text-properties fo:font-size="16pt" officeooo:paragraph-rsid="002161f3" style:font-size-asian="16pt" style:font-size-complex="16pt"/>
    </style:style>
    <style:style style:name="P7" style:family="paragraph" style:parent-style-name="Standard">
      <style:text-properties fo:font-size="16pt" officeooo:rsid="00233a05" officeooo:paragraph-rsid="00233a05" style:font-size-asian="16pt" style:font-size-complex="16pt"/>
    </style:style>
    <style:style style:name="P8" style:family="paragraph" style:parent-style-name="Standard" style:list-style-name="WW8Num1">
      <style:text-properties fo:font-size="16pt" officeooo:rsid="0023cb2d" officeooo:paragraph-rsid="0023cb2d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48pt" officeooo:paragraph-rsid="001fc4e5" style:font-size-asian="48pt" style:font-size-complex="48pt"/>
    </style:style>
    <style:style style:name="P10" style:family="paragraph" style:parent-style-name="Standard">
      <style:text-properties fo:font-size="48pt" officeooo:paragraph-rsid="001fc4e5" style:font-size-asian="48pt" style:font-size-complex="48pt"/>
    </style:style>
    <style:style style:name="P11" style:family="paragraph" style:parent-style-name="Standard">
      <style:paragraph-properties fo:text-align="center" style:justify-single-word="false"/>
      <style:text-properties fo:font-size="22pt" officeooo:paragraph-rsid="001fc4e5" style:font-size-asian="22pt" style:font-size-complex="22pt"/>
    </style:style>
    <style:style style:name="P12" style:family="paragraph" style:parent-style-name="Standard" style:master-page-name="Standard">
      <style:paragraph-properties style:page-number="auto"/>
      <style:text-properties fo:font-size="16pt" officeooo:paragraph-rsid="001fc4e5" style:font-size-asian="16pt" style:font-size-complex="16pt"/>
    </style:style>
    <style:style style:name="T1" style:family="text">
      <style:text-properties officeooo:rsid="001fc4e5"/>
    </style:style>
    <style:style style:name="T2" style:family="text">
      <style:text-properties officeooo:rsid="002161f3"/>
    </style:style>
    <style:style style:name="T3" style:family="text">
      <style:text-properties officeooo:rsid="002234b8"/>
    </style:style>
    <style:style style:name="T4" style:family="text">
      <style:text-properties officeooo:rsid="00233a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9">Trabalho de Circuitos Elétricos II</text:p>
      <text:p text:style-name="P11">Análise de circuitos <text:span text:style-name="T1">elétricos no estado permanente senoidal.</text:span></text:p>
      <text:p text:style-name="P1"/>
      <text:p text:style-name="P1"/>
      <text:p text:style-name="P1"/>
      <text:p text:style-name="P1"/>
      <text:p text:style-name="P1"/>
      <text:p text:style-name="P2">Aluno: David Estevam de Britto Junior</text:p>
      <text:p text:style-name="P2">DRE: 109045820</text:p>
      <text:p text:style-name="P2"/>
      <text:p text:style-name="P2"/>
      <text:p text:style-name="P3"><text:span text:style-name="T2">U</text:span>niversidade Federal do Rio de Janeir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tab/>Esse trabalho tem como objetivo estudar<text:span text:style-name="T3"> e implementar um simulador de</text:span> circuitos elétricos invariantes no tempo, através da análise no estado permanente senoidal. Para realizar a análise, o simulador deve ler um arquivo netlist e gerar um arquivo “.tab” com as soluções no tempo.</text:p>
      <text:p text:style-name="P4"/>
      <text:p text:style-name="P4"/>
      <text:p text:style-name="P7">Definição do netlist:</text:p>
      <text:p text:style-name="P4"/>
      <text:p text:style-name="P4"><text:tab/>O netlist pode conter os seguintes elementos:</text:p>
      <text:p text:style-name="P4"/>
      <text:list xml:id="list8331799045912029505" text:style-name="WW8Num1">
        <text:list-item>
          <text:p text:style-name="P6">Fontes de corrente e de tensão independentes (podendo ser do tipo DC, senoidal ou pulso);</text:p>
        </text:list-item>
        <text:list-item>
          <text:p text:style-name="P6">Resistores, capacitores e indutores lineares e invariantes no tempo;</text:p>
        </text:list-item>
        <text:list-item>
          <text:p text:style-name="P6">Amplificador Operacional ideal;</text:p>
        </text:list-item>
        <text:list-item>
          <text:p text:style-name="P6">Fontes de corrente e tensão controladas a corrente ou tensão;</text:p>
        </text:list-item>
        <text:list-item>
          <text:p text:style-name="P5">Acoplamento de indutores.</text:p>
        </text:list-item>
        <text:list-item>
          <text:p text:style-name="P8">Comentários</text:p>
        </text:list-item>
      </text:list>
      <text:p text:style-name="P4"/>
      <text:p text:style-name="P4"><text:tab/><text:span text:style-name="T3">As fontes independentes serão calculadas utilizando superposição de sua série de Fourier. Mais adiante será apresentado o algoritmo utilizado para calcular a série de Fourier de cada tipo de fonte aceito pelo simulador.</text:span></text:p>
      <text:p text:style-name="P4"/>
      <text:p text:style-name="P4"><text:tab/>O arquivo netlist deve conter um elemento que define o tempo de simulação, o passo utilizado, e pode definir ou não o número máximo de harmônicos <text:span text:style-name="T4">utilizados na série de Fourier das fontes. Se esse elemento não definir o número máximo de harmônicos</text:span></text:p>
      <text:p text:style-name="P4"/>
      <text:p text:style-name="P4"><text:tab/><text:span text:style-name="T4">As fontes independentes devem ser definidas no netlist com os parâmetros: ”V/I&lt;Nome&gt; &lt;nó +&gt; &lt;nó -&gt; &lt;Tipo&gt; &lt;Parâmetros especificos do tipo&gt;”. Os tipos aceitos são: “DC”, “SIN” e “PULSE”; e cada tipo aceita os parâmetros:</text:span></text:p>
      <text:p text:style-name="P4"><text:span text:style-name="T4"><text:tab/>DC &lt;valor&gt;</text:span></text:p>
      <text:p text:style-name="P4"><text:span text:style-name="T4"><text:tab/>SIN &lt;valor médio&gt; &lt;amplitude&gt; &lt;frequência (Hz)&gt; &lt;atraso*&gt; </text:span><text:soft-page-break/><text:span text:style-name="T4">&lt;atenuação*&gt; &lt;ângulo&gt; &lt;número de ciclos*&gt;</text:span></text:p>
      <text:p text:style-name="P4"><text:span text:style-name="T4"><text:tab/>PULSE &lt;amplitude 1&gt; &lt;amplitude 2&gt; &lt;atraso*&gt; &lt;tempo de subida&gt; &lt;tempo de descida&gt; &lt;tempo ligada&gt; &lt;período&gt; &lt;número de ciclos*&gt;</text:span></text:p>
      <text:p text:style-name="P4"/>
      <text:p text:style-name="P4"><text:span text:style-name="T4"><text:tab/>Os parâmetros marcados com “*” são ignorados pelo simulador, e apenas mantidos para compatibilidade com outros programas.</text:span></text:p>
      <text:p text:style-name="P4"/>
      <text:p text:style-name="P4"><text:tab/></text:p>
      <text:p text:style-name="P4"/>
      <text:p text:style-name="P4"><text:span text:style-name="T4">Análise no estado permanente senoida:</text:span></text:p>
      <text:p text:style-name="P4"/>
      <text:p text:style-name="P4"><text:span text:style-name="T4"><text:tab/>Para realizar a análise no estado permanente senoidal, capacitores , indutores e indutâncias mútuas são substituídos pela sua impedância complexa, Zc = 1/(jwC), Zl = jwL e Zm = jwM. Monta-se então a matriz representando o sistema de equações para cada fonte, zerando as outras fontes independentes, e utilizando a propriedade da superposição para sistemas lineares encontra-se a solução final para todas as fontes. Além disso, para cada fonte, é feita a superposição</text:span></text:p>
      <text:p text:style-name="P4"/>
      <text:p text:style-name="P4"/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fo:font-size="14pt" style:font-size-asian="14pt" style:font-name-complex="Symbol" style:font-size-complex="14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9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0:07:40.707000000</meta:creation-date>
    <dc:date>2013-12-03T23:08:25.738000000</dc:date>
    <meta:editing-duration>PT28M52S</meta:editing-duration>
    <meta:editing-cycles>1</meta:editing-cycles>
    <meta:document-statistic meta:table-count="0" meta:image-count="0" meta:object-count="0" meta:page-count="3" meta:paragraph-count="24" meta:word-count="366" meta:character-count="2373" meta:non-whitespace-character-count="2025"/>
    <meta:generator>LibreOffice/4.1.1.2$Windows_x86 LibreOffice_project/7e4286b58adc75a14f6d83f53a03b6c11fa2903</meta:generator>
  </office:meta>
</office:document-meta>
</file>